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5590*" fo:start-indent="0cm" fo:end-indent="0cm"/>
          <style:column style:rel-width="5590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2">Vim Cheat Sheet</text:p>
        <text:p text:style-name="Preformatted_20_Text"/>
        <text:p text:style-name="Preformatted_20_Text">Controls:</text:p>
        <text:p text:style-name="P1"><text:s text:c="5"/>^</text:p>
        <text:p text:style-name="P1"><text:s text:c="5"/>k</text:p>
        <text:p text:style-name="P1"><text:s text:c="2"/>&lt; h l &gt;</text:p>
        <text:p text:style-name="P1"><text:s text:c="5"/>j </text:p>
        <text:p text:style-name="P1"><text:s text:c="5"/>v</text:p>
        <text:p text:style-name="Preformatted_20_Text"/>
        <text:p text:style-name="Preformatted_20_Text">Jumps</text:p>
        <text:p text:style-name="Preformatted_20_Text"><text:s text:c="2"/>w/W - word start </text:p>
        <text:p text:style-name="Preformatted_20_Text"><text:s text:c="2"/>e/E - end of words </text:p>
        <text:p text:style-name="Preformatted_20_Text"><text:s text:c="2"/>b/B - Wörter zurück</text:p>
        <text:p text:style-name="Preformatted_20_Text"><text:s text:c="2"/>0 <text:s text:c="2"/>- Zeilenbeginn</text:p>
        <text:p text:style-name="Preformatted_20_Text"><text:s text:c="2"/>^ <text:s text:c="2"/>- Erstes Zeichen</text:p>
        <text:p text:style-name="Preformatted_20_Text"><text:s text:c="2"/>$ <text:tab/>- Zeilenende</text:p>
        <text:p text:style-name="Preformatted_20_Text"><text:s text:c="2"/>gg <text:tab/>- 1. Zeile</text:p>
        <text:p text:style-name="Preformatted_20_Text"><text:s text:c="2"/>G <text:tab/>- Letzte Zeile</text:p>
        <text:p text:style-name="Preformatted_20_Text"><text:s text:c="2"/>nG <text:tab/>- gehe zu Zeile</text:p>
        <text:p text:style-name="Preformatted_20_Text"/>
        <text:p text:style-name="Preformatted_20_Text">Insert <text:s/></text:p>
        <text:p text:style-name="Preformatted_20_Text"><text:s text:c="2"/>i/I - Insert</text:p>
        <text:p text:style-name="Preformatted_20_Text"><text:s text:c="2"/>a/A - Append</text:p>
        <text:p text:style-name="Preformatted_20_Text"><text:s text:c="2"/>o/O - Neue Zeile (über/unter)</text:p>
        <text:p text:style-name="Preformatted_20_Text"><text:s text:c="2"/>ea <text:tab/>- hinter Wort einfügen</text:p>
        <text:p text:style-name="Preformatted_20_Text"><text:s text:c="2"/></text:p>
        <text:p text:style-name="Preformatted_20_Text">Editing</text:p>
        <text:p text:style-name="Preformatted_20_Text"><text:s text:c="2"/>r <text:s/>- Ersetzen</text:p>
        <text:p text:style-name="Preformatted_20_Text"><text:s text:c="2"/>J <text:s/>- Zeilen verbinden</text:p>
        <text:p text:style-name="Preformatted_20_Text"><text:s text:c="2"/>cc - ganze Zeile ersetzen </text:p>
        <text:p text:style-name="Preformatted_20_Text"><text:s text:c="2"/>cw - Wort ersetzen</text:p>
        <text:p text:style-name="Preformatted_20_Text"><text:s text:c="2"/>c$ - Bis zum Ende der Zeile ersetzen</text:p>
        <text:p text:style-name="Preformatted_20_Text"><text:s text:c="2"/>s <text:s/>- Zeichen löschen und Insert Mode</text:p>
        <text:p text:style-name="Preformatted_20_Text"><text:s text:c="2"/>S <text:s/>- Zeile löschen (== cc)</text:p>
        <text:p text:style-name="Preformatted_20_Text"><text:s text:c="2"/>xp - Zeichen tauschen</text:p>
        <text:p text:style-name="Preformatted_20_Text"><text:s text:c="2"/>u <text:s/>- undo</text:p>
        <text:p text:style-name="Preformatted_20_Text"><text:s text:c="2"/>ctrl-r - redo</text:p>
        <text:p text:style-name="Preformatted_20_Text"><text:s text:c="2"/>. <text:s/>- Wiederholen</text:p>
        <text:p text:style-name="Preformatted_20_Text"><text:s text:c="2"/>~ <text:s/>- switch case</text:p>
        <text:p text:style-name="Preformatted_20_Text"><text:s text:c="2"/>b~ - switch case of current word</text:p>
        <text:p text:style-name="Preformatted_20_Text"><text:s/></text:p>
        <text:p text:style-name="Preformatted_20_Text">Visual Mode - Marking text</text:p>
        <text:p text:style-name="Preformatted_20_Text"><text:s text:c="2"/>aw - mark a word</text:p>
        <text:p text:style-name="Preformatted_20_Text"><text:s text:c="2"/>ab - a () block (with braces)</text:p>
        <text:p text:style-name="Preformatted_20_Text"><text:s text:c="2"/>aB - a {} block (with brackets)</text:p>
        <text:p text:style-name="Preformatted_20_Text"><text:s text:c="2"/>ib - inner () block</text:p>
        <text:p text:style-name="Preformatted_20_Text"><text:s text:c="2"/>iB - inner {} block</text:p>
        <text:p text:style-name="Preformatted_20_Text"><text:s text:c="2"/>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>Other </text:p>
        <text:p text:style-name="Preformatted_20_Text"><text:s text:c="2"/>ctrl-w s - Split windows</text:p>
        <text:p text:style-name="Preformatted_20_Text"><text:s text:c="2"/>ctrl-w w - switch between windows</text:p>
        <text:p text:style-name="Preformatted_20_Text"><text:s text:c="2"/>ctrl-w q - Quit a window</text:p>
        <text:p text:style-name="Preformatted_20_Text"><text:s text:c="2"/>ctrl-w v - Split windows vertically</text:p>
        <text:p text:style-name="Preformatted_20_Text"/>
        <text:p text:style-name="Preformatted_20_Text">My Commands:</text:p>
        <text:p text:style-name="Preformatted_20_Text"><text:s text:c="2"/>F10 - neuer Tab</text:p>
        <text:p text:style-name="Preformatted_20_Text"><text:s text:c="2"/>F12 - NERDTree Toggle</text:p>
        <text:p text:style-name="Preformatted_20_Text"/>
        <text:p text:style-name="Preformatted_20_Text"><text:s text:c="2"/>:Gist <text:s text:c="2"/>- Text bei gist.github.com hochladen <text:s/></text:p>
        <text:p text:style-name="Preformatted_20_Text"><text:s text:c="12"/>(URL in Clipboard)</text:p>
        <text:p text:style-name="Preformatted_20_Text"><text:s text:c="2"/>:Rubyfs - "Falten" von Ruby-Code</text:p>
        <text:p text:style-name="Preformatted_20_Text"/>
        <text:p text:style-name="Preformatted_20_Text"><text:s text:c="2"/><text:span text:style-name="T1">\t</text:span> - <text:span text:style-name="T1">FuzzyFileFinder</text:span> </text:p>
        <text:p text:style-name="Preformatted_20_Text"><text:s text:c="7"/>(Achtung im Home-Verzeichnis)</text:p>
        <text:p text:style-name="Preformatted_20_Text"><text:s text:c="2"/><text:span text:style-name="T1">.c/.C</text:span> - <text:span text:style-name="T1">Blockkommentar</text:span> (an/aus)</text:p>
        <text:p text:style-name="Preformatted_20_Text"/>
        <text:p text:style-name="Preformatted_20_Text">in NERDTree (&lt;F12&gt;):</text:p>
        <text:p text:style-name="Preformatted_20_Text"><text:s text:c="2"/>o - Ordner aufklappen (oder Datei öffnen)</text:p>
        <text:p text:style-name="Preformatted_20_Text"><text:s text:c="2"/>O - alle Unterordner aufklappen</text:p>
        <text:p text:style-name="Preformatted_20_Text"><text:s text:c="2"/>u - Übergeordneten Ordner als Root</text:p>
        <text:p text:style-name="Preformatted_20_Text"><text:s text:c="2"/>C - in Ordner wechseln</text:p>
        <text:p text:style-name="Preformatted_20_Text"><text:s text:c="2"/>t - Datei in Tab öffnen</text:p>
        <text:p text:style-name="Preformatted_20_Text"><text:s text:c="6"/>(T für im Hintergrund)</text:p>
        <text:p text:style-name="Preformatted_20_Text"><text:s text:c="2"/>H - Versteckte Dateien an/aus</text:p>
        <text:p text:style-name="Preformatted_20_Text"/>
        <text:p text:style-name="Preformatted_20_Text">Textile Markup</text:p>
        <text:p text:style-name="Preformatted_20_Text"><text:s text:c="2"/>\rp - im Browser anzeigen</text:p>
        <text:p text:style-name="Preformatted_20_Text"><text:s text:c="2"/>\rt - HTML Code in neuem Tab anzeigen</text:p>
        <text:p text:style-name="Preformatted_20_Text"><text:s text:c="2"/>\rf - HTML Code in Datei schreiben</text:p>
        <text:p text:style-name="Preformatted_20_Text"/>
        <text:p text:style-name="Preformatted_20_Text">Surround.vim</text:p>
        <text:p text:style-name="Preformatted_20_Text"><text:s text:c="2"/>cs"' <text:tab/>- Umschließende " durch ' ersetzen</text:p>
        <text:p text:style-name="Preformatted_20_Text"><text:s text:c="2"/>cs'&lt;q&gt; <text:tab/>- ' durch &lt;q&gt;...&lt;/q&gt; ersetzen</text:p>
        <text:p text:style-name="Preformatted_20_Text"><text:s text:c="2"/>ds"<text:tab/><text:tab/>- " entfernen</text:p>
        <text:p text:style-name="Preformatted_20_Text"><text:s text:c="2"/>ysiw] <text:tab/>- Wort in [] einklammern</text:p>
        <text:p text:style-name="Preformatted_20_Text"><text:s text:c="2"/>yssb<text:tab/>- einklammern</text:p>
        <text:p text:style-name="Preformatted_20_Text"><text:s text:c="2"/>yss{<text:tab/>- in {} einklammern</text:p>
        <text:p text:style-name="Preformatted_20_Text"><text:s text:c="4"/>im Visual Mode:</text:p>
        <text:p text:style-name="Preformatted_20_Text"><text:tab/>S&lt;p class="myclass"&gt; - in Tag</text:p>
        <text:p text:style-name="Preformatted_20_Text"/>
        <text:p text:style-name="Preformatted_20_Text">Buf Explorer:</text:p>
        <text:p text:style-name="Preformatted_20_Text"><text:s text:c="2"/>\be - BufExplorer öffnen</text:p>
        <text:p text:style-name="Preformatted_20_Text"><text:s text:c="2"/>\bs - Horizontal gesplittet</text:p>
        <text:p text:style-name="Preformatted_20_Text"><text:s text:c="2"/>\bv - Vertikal gesplitte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8-12-27T15:37:16</dc:date>
    <meta:generator>OpenOffice.org/3.0$Linux OpenOffice.org_project/300m9$Build-9358</meta:generator>
    <meta:editing-duration>PT00H12M17S</meta:editing-duration>
    <meta:editing-cycles>14</meta:editing-cycles>
    <meta:document-statistic meta:table-count="0" meta:image-count="0" meta:object-count="0" meta:page-count="1" meta:paragraph-count="84" meta:word-count="337" meta:character-count="1883"/>
    <meta:user-defined meta:name="Info 1"/>
    <meta:user-defined meta:name="Info 2"/>
    <meta:user-defined meta:name="Info 3"/>
    <meta:user-defined meta:name="Info 4"/>
  </office:meta>
</office:document-meta>
</file>